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62.44mm"/>
    </style:style>
    <style:style style:name="co4" style:family="table-column">
      <style:table-column-properties fo:break-before="auto" style:column-width="36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2"/>
    <style:style style:name="ce11" style:family="table-cell" style:parent-style-name="Default" style:data-style-name="N2">
      <style:table-cell-properties fo:background-color="transparent"/>
    </style:style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cccccc" fo:border="0.06pt solid #000000"/>
    </style:style>
    <style:style style:name="ce15" style:family="table-cell" style:parent-style-name="Default" style:data-style-name="N2">
      <style:table-cell-properties fo:background-color="#cccccc"/>
    </style:style>
    <style:style style:name="ce16" style:family="table-cell" style:parent-style-name="Default" style:data-style-name="N0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able-cell-properties fo:border="0.06pt solid #000000"/>
    </style:style>
    <style:style style:name="ce18" style:family="table-cell" style:parent-style-name="Default" style:data-style-name="N2">
      <style:table-cell-properties fo:background-color="#cccccc" fo:border="0.06pt solid #000000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ce18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alvador Petit (<text:a xlink:href="mailto:spetit@disca.upv.es" xlink:type="simple">spetit@disca.upv.es</text:a>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Part 1. Experiment with Amdahl’s law: Sg = 1/(F/S+(1-F)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e will globally accelerate (Sg) a matrix multiplication progra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y locally accelerating (S) scalar products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ith vector instructions (Intel SSE extensions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hen we will obtain F theoretically from the Amdahl’s equ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fter that, we will measure F experimentally and compare both Fs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Local acceleration (S) of the scalar produ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_std</text:p>
          </table:table-cell>
          <table:table-cell office:value-type="string" calcext:value-type="string">
            <text:p>t_sse</text:p>
          </table:table-cell>
          <table:table-cell office:value-type="string" calcext:value-type="string">
            <text:p>t_load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S=(t_std-t – load)/(t_sse-t - load)</text:p>
          </table:table-cell>
          <table:table-cell office:value-type="string" calcext:value-type="string">
            <text:p>Note that we remove the overhead because 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75" calcext:value-type="float">
            <office:annotation draw:style-name="gr1" draw:text-style-name="P2" svg:width="28.99mm" svg:height="13.86mm" svg:x="65mm" svg:y="48.21mm" draw:caption-point-x="-6.1mm" draw:caption-point-y="15.1mm">
              <dc:date>2021-10-08T00:00:00</dc:date>
              <text:p text:style-name="P1">Sum user and kernel times</text:p>
              <text:p text:style-name="P1"/>
            </office:annotation>
            <text:p>0,775</text:p>
          </table:table-cell>
          <table:table-cell office:value-type="float" office:value="0.666" calcext:value-type="float">
            <text:p>0,666</text:p>
          </table:table-cell>
          <table:table-cell office:value-type="float" office:value="0.52" calcext:value-type="float">
            <text:p>0,52</text:p>
          </table:table-cell>
          <table:table-cell table:style-name="ce2" table:formula="of:=([.B15]-[.D15])/([.C15]-[.D15])" office:value-type="float" office:value="1.74657534246575" calcext:value-type="float">
            <text:p>1,75</text:p>
          </table:table-cell>
          <table:table-cell/>
          <table:table-cell office:value-type="string" calcext:value-type="string">
            <text:p>we focus on the fraction of time F that is accelerated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Global acceleration (Sg or S’) of the matrix multiplic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_mat_std</text:p>
          </table:table-cell>
          <table:table-cell office:value-type="string" calcext:value-type="string">
            <text:p>t_mat_sse</text:p>
          </table:table-cell>
          <table:table-cell table:style-name="ce3" office:value-type="string" calcext:value-type="string">
            <text:p>Sg</text:p>
          </table:table-cell>
          <table:table-cell table:style-name="ce3"/>
          <table:table-cell office:value-type="string" calcext:value-type="string">
            <text:p>Sg=t_mat_std/t_mat_sse</text:p>
          </table:table-cell>
          <table:table-cell office:value-type="string" calcext:value-type="string">
            <text:p>This is the acceleration of the whole matrix multiplication program,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77" calcext:value-type="float">
            <text:p>0,77</text:p>
          </table:table-cell>
          <table:table-cell office:value-type="float" office:value="0.7" calcext:value-type="float">
            <text:p>0,7</text:p>
          </table:table-cell>
          <table:table-cell table:formula="of:=[.B19]/[.C19]" office:value-type="float" office:value="1.1" calcext:value-type="float">
            <text:p>1,1</text:p>
          </table:table-cell>
          <table:table-cell table:style-name="ce11"/>
          <table:table-cell/>
          <table:table-cell office:value-type="string" calcext:value-type="string">
            <text:p>so we don’t remove the overhea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We got S and Sg, then we can compute F: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3"/>
          <table:table-cell table:style-name="ce13" office:value-type="string" calcext:value-type="string">
            <text:p>F theo.</text:p>
          </table:table-cell>
          <table:table-cell/>
          <table:table-cell office:value-type="string" calcext:value-type="string">
            <text:p>F=(S(Sg-1))/(Sg(S-1))</text:p>
          </table:table-cell>
          <table:table-cell office:value-type="string" calcext:value-type="string">
            <text:p>This equation is derived from Amdahl’s law</text:p>
          </table:table-cell>
          <table:table-cell table:number-columns-repeated="1015"/>
          <table:table-cell table:style-name="Default"/>
        </table:table-row>
        <table:table-row table:style-name="ro1">
          <table:table-cell table:number-columns-repeated="3"/>
          <table:table-cell table:style-name="ce11" table:formula="of:=([.E15]*([.D19]-1)/[.D19]*([.E15]-1))" office:value-type="float" office:value="0.118540916767601" calcext:value-type="float">
            <text:p>0,12</text:p>
          </table:table-cell>
          <table:table-cell table:number-columns-repeated="1018"/>
          <table:table-cell table:style-name="Default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We can compare theoretical F with experimental 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_mat_res</text:p>
          </table:table-cell>
          <table:table-cell table:style-name="ce3" office:value-type="string" calcext:value-type="string">
            <text:p>F exp.</text:p>
          </table:table-cell>
          <table:table-cell table:number-columns-repeated="2"/>
          <table:table-cell office:value-type="string" calcext:value-type="string">
            <text:p>F=(t_mat_std-t_mat_res)/t_mat_std</text:p>
          </table:table-cell>
          <table:table-cell office:value-type="string" calcext:value-type="string">
            <text:p>F is the fraction of the matrix multiplication progra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table:style-name="ce11" table:formula="of:=([.B19]-[.B27])/[.B19]" office:value-type="float" office:value="0.103896103896104" calcext:value-type="float">
            <text:p>0,10</text:p>
          </table:table-cell>
          <table:table-cell table:number-columns-repeated="3"/>
          <table:table-cell office:value-type="string" calcext:value-type="string">
            <text:p>devoted to scalar product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Part 2. Machine performance comparison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Absolute execution times</text:p>
          </table:table-cell>
          <table:table-cell table:number-columns-repeated="4"/>
          <table:table-cell table:style-name="ce3" office:value-type="string" calcext:value-type="string">
            <text:p><text:span text:style-name="T1">Speedups </text:span>with respect to B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C (ours)</text:p>
          </table:table-cell>
          <table:table-cell table:number-columns-repeated="2"/>
          <table:table-cell table:style-name="ce16" office:value-type="string" calcext:value-type="string">
            <text:p>A (B/A)</text:p>
          </table:table-cell>
          <table:table-cell office:value-type="string" calcext:value-type="string">
            <text:p>B (B/B)</text:p>
          </table:table-cell>
          <table:table-cell table:style-name="ce3" office:value-type="string" calcext:value-type="string">
            <text:p>C (B/C)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dhryston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8" calcext:value-type="float">
            <text:p>18</text:p>
          </table:table-cell>
          <table:table-cell table:style-name="ce14" office:value-type="float" office:value="0.65" calcext:value-type="float">
            <text:p>0,65</text:p>
          </table:table-cell>
          <table:table-cell/>
          <table:table-cell table:style-name="ce5" office:value-type="string" calcext:value-type="string">
            <text:p>dhrystone</text:p>
          </table:table-cell>
          <table:table-cell table:style-name="ce6" table:formula="of:=[.$D34]/[.C34]" office:value-type="float" office:value="3.6" calcext:value-type="float">
            <text:p>3,60</text:p>
          </table:table-cell>
          <table:table-cell table:style-name="ce6" table:formula="of:=[.$D34]/[.D34]" office:value-type="float" office:value="1" calcext:value-type="float">
            <text:p>1,00</text:p>
          </table:table-cell>
          <table:table-cell table:style-name="ce18" table:formula="of:=[.$D34]/[.E34]" office:value-type="float" office:value="27.6923076923077" calcext:value-type="float">
            <text:p>27,69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whetstone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0" calcext:value-type="float">
            <text:p>10</text:p>
          </table:table-cell>
          <table:table-cell table:style-name="ce14" office:value-type="float" office:value="0.16" calcext:value-type="float">
            <text:p>0,16</text:p>
          </table:table-cell>
          <table:table-cell/>
          <table:table-cell table:style-name="ce5" office:value-type="string" calcext:value-type="string">
            <text:p>whetstone</text:p>
          </table:table-cell>
          <table:table-cell table:style-name="ce6" table:formula="of:=[.$D35]/[.C35]" office:value-type="float" office:value="4" calcext:value-type="float">
            <text:p>4,00</text:p>
          </table:table-cell>
          <table:table-cell table:style-name="ce6" table:formula="of:=[.$D35]/[.D35]" office:value-type="float" office:value="1" calcext:value-type="float">
            <text:p>1,00</text:p>
          </table:table-cell>
          <table:table-cell table:style-name="ce18" table:formula="of:=[.$D35]/[.E35]" office:value-type="float" office:value="62.5" calcext:value-type="float">
            <text:p>62,50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mak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30" calcext:value-type="float">
            <text:p>130</text:p>
          </table:table-cell>
          <table:table-cell table:style-name="ce14" office:value-type="float" office:value="12.65" calcext:value-type="float">
            <text:p>12,65</text:p>
          </table:table-cell>
          <table:table-cell/>
          <table:table-cell table:style-name="ce5" office:value-type="string" calcext:value-type="string">
            <text:p>make</text:p>
          </table:table-cell>
          <table:table-cell table:style-name="ce6" table:formula="of:=[.$D36]/[.C36]" office:value-type="float" office:value="3.25" calcext:value-type="float">
            <text:p>3,25</text:p>
          </table:table-cell>
          <table:table-cell table:style-name="ce6" table:formula="of:=[.$D36]/[.D36]" office:value-type="float" office:value="1" calcext:value-type="float">
            <text:p>1,00</text:p>
          </table:table-cell>
          <table:table-cell table:style-name="ce18" table:formula="of:=[.$D36]/[.E36]" office:value-type="float" office:value="10.2766798418972" calcext:value-type="float">
            <text:p>10,28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xv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15" calcext:value-type="float">
            <text:p>15</text:p>
          </table:table-cell>
          <table:table-cell table:style-name="ce14" office:value-type="float" office:value="0.87" calcext:value-type="float">
            <text:p>0,87</text:p>
          </table:table-cell>
          <table:table-cell/>
          <table:table-cell table:style-name="ce5" office:value-type="string" calcext:value-type="string">
            <text:p>xv</text:p>
          </table:table-cell>
          <table:table-cell table:style-name="ce6" table:formula="of:=[.$D37]/[.C37]" office:value-type="float" office:value="3.33333333333333" calcext:value-type="float">
            <text:p>3,33</text:p>
          </table:table-cell>
          <table:table-cell table:style-name="ce6" table:formula="of:=[.$D37]/[.D37]" office:value-type="float" office:value="1" calcext:value-type="float">
            <text:p>1,00</text:p>
          </table:table-cell>
          <table:table-cell table:style-name="ce18" table:formula="of:=[.$D37]/[.E37]" office:value-type="float" office:value="17.2413793103448" calcext:value-type="float">
            <text:p>17,2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ithmetic mean</text:p>
          </table:table-cell>
          <table:table-cell table:style-name="ce12" table:formula="of:=SUM([.C34:.C37])/4" office:value-type="float" office:value="13" calcext:value-type="float">
            <text:p>13</text:p>
          </table:table-cell>
          <table:table-cell table:style-name="ce12" table:formula="of:=SUM([.D34:.D37])/4" office:value-type="float" office:value="43.25" calcext:value-type="float">
            <text:p>43,25</text:p>
          </table:table-cell>
          <table:table-cell table:style-name="ce15" table:formula="of:=SUM([.E34:.E37])/4" office:value-type="float" office:value="3.5825" calcext:value-type="float">
            <text:p>3,58</text:p>
          </table:table-cell>
          <table:table-cell/>
          <table:table-cell office:value-type="string" calcext:value-type="string">
            <text:p>Geometric mean</text:p>
          </table:table-cell>
          <table:table-cell table:style-name="ce15" table:formula="of:=PRODUCT([.H34:.H37])^(1/4)" office:value-type="float" office:value="3.5341188430494" calcext:value-type="float">
            <text:p>3,53</text:p>
          </table:table-cell>
          <table:table-cell table:style-name="ce15" table:formula="of:=PRODUCT([.I34:.I37])^(1/4)" office:value-type="float" office:value="1" calcext:value-type="float">
            <text:p>1,00</text:p>
          </table:table-cell>
          <table:table-cell table:style-name="ce15" table:formula="of:=PRODUCT([.J34:.J37])^(1/4)" office:value-type="float" office:value="23.5323879661041" calcext:value-type="float">
            <office:annotation draw:style-name="gr2" draw:text-style-name="P2" svg:width="28.99mm" svg:height="9.91mm" svg:x="292.8mm" svg:y="152.07mm" draw:caption-point-x="-6.1mm" draw:caption-point-y="15.1mm">
              <dc:date>2021-10-08T00:00:00</dc:date>
              <text:p text:style-name="P1">Arrel cuadrada</text:p>
              <text:p text:style-name="P1"/>
            </office:annotation>
            <text:p>23,53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(T0+T1+T2+T3)/4</text:p>
          </table:table-cell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(S0*S1*S2*S3)^(1/4)</text:p>
          </table:table-cell>
          <table:table-cell table:style-name="ce2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rom the arithmetic mean of execution times, the C machine is the fastest,</text:p>
          </table:table-cell>
          <table:table-cell table:number-columns-repeated="4"/>
          <table:table-cell office:value-type="string" calcext:value-type="string">
            <text:p>From the geometric mean of speedups with respect to B, the C machine is the fastest,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nce on average it presents the lowest execution time.</text:p>
          </table:table-cell>
          <table:table-cell table:number-columns-repeated="4"/>
          <table:table-cell office:value-type="string" calcext:value-type="string">
            <text:p>since,jon average it presents the highest speedup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 particular, it is 43.25/3.58=12.07 times faster than B and 13/3.58=3.63 times faster than A.</text:p>
          </table:table-cell>
          <table:table-cell table:number-columns-repeated="4"/>
          <table:table-cell office:value-type="string" calcext:value-type="string">
            <text:p>In particular, it is 23.53/1=23.53 times faster than B and 23.53/3.53=6.66 faster than A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 other words, a 1107% faster than B and a 263% faster than A.</text:p>
          </table:table-cell>
          <table:table-cell table:number-columns-repeated="4"/>
          <table:table-cell office:value-type="string" calcext:value-type="string">
            <text:p>In other words, a 2253% faster than B and a <text:s/>566% faster than A.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"=1+1107/100"</text:p>
          </table:table-cell>
          <table:table-cell table:formula="of:=1+1107/100" office:value-type="float" office:value="12.07" calcext:value-type="float">
            <text:p>12,07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1" style:scale-to="100%" style:print="charts drawings objects"/>
      <style:header-style>
        <style:header-footer-properties fo:min-height="6.74mm" fo:margin-left="0mm" fo:margin-right="0mm" fo:margin-bottom="0mm"/>
      </style:header-style>
      <style:footer-style>
        <style:header-footer-properties fo:min-height="6.74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3:09:35.1472982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20-10-29T12:06:03Z</meta:creation-date>
    <dc:date>2021-10-08T14:09:52.156817977</dc:date>
    <meta:editing-duration>PT13M6S</meta:editing-duration>
    <meta:editing-cycles>4</meta:editing-cycles>
    <meta:document-statistic meta:table-count="1" meta:cell-count="104" meta:object-count="0"/>
    <meta:user-defined meta:name="ContentTypeId">0x01010034132DAC563143448FBF425D96343A58</meta:user-defined>
  </office:meta>
</office:document-meta>
</file>